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66d9ef"/>
    </style:style>
    <style:style style:name="T3" style:family="text">
      <style:text-properties fo:color="#e6db74"/>
    </style:style>
    <style:style style:name="T4" style:family="text">
      <style:text-properties fo:color="#ae81ff"/>
    </style:style>
    <style:style style:name="T5" style:family="text">
      <style:text-properties fo:color="#f92672"/>
    </style:style>
    <style:style style:name="T6" style:family="text">
      <style:text-properties fo:color="#a6e22e"/>
    </style:style>
    <style:style style:name="T7" style:family="text">
      <style:text-properties fo:color="#75715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lass Basics</text:h>
      <text:h text:style-name="Heading_20_3" text:outline-level="3">Motivation</text:h>
      <text:p text:style-name="Text_20_body">Before we learn about classes, let's get motivated! Why should we use classes and what advantages do they offer?</text:p>
      <text:h text:style-name="Heading_20_4" text:outline-level="4">How to Create Cats Poorly</text:h>
      <text:p text:style-name="Text_20_body">As a programmer, you'll often want to model some object and the properties of that object. For example, a social media site may need to model a User with their username and a profile picture. Or perhaps a music site may need to model a Song with it's title, genre, and duration. Following App Academy tradition, let's say we wanted to model some Cats in ruby! Our Cats will have names, colors, and ages:</text:p>
      <text:p text:style-name="Preformatted_20_Text"><text:span text:style-name="Source_20_Text"><text:span text:style-name="T1">cat_1 = {</text:span></text:span><text:span text:style-name="Source_20_Text"><text:span text:style-name="T2">name:</text:span></text:span><text:span text:style-name="Source_20_Text"><text:span text:style-name="T1"> </text:span></text:span><text:span text:style-name="Source_20_Text"><text:span text:style-name="T3">"Sennacy"</text:span></text:span><text:span text:style-name="Source_20_Text"><text:span text:style-name="T1">, </text:span></text:span><text:span text:style-name="Source_20_Text"><text:span text:style-name="T2">color:</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2">age:</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1">cat_2 = {</text:span></text:span><text:span text:style-name="Source_20_Text"><text:span text:style-name="T2">name:</text:span></text:span><text:span text:style-name="Source_20_Text"><text:span text:style-name="T1"> </text:span></text:span><text:span text:style-name="Source_20_Text"><text:span text:style-name="T3">"Whiskers"</text:span></text:span><text:span text:style-name="Source_20_Text"><text:span text:style-name="T1">, </text:span></text:span><text:span text:style-name="Source_20_Text"><text:span text:style-name="T2">color:</text:span></text:span><text:span text:style-name="Source_20_Text"><text:span text:style-name="T1"> </text:span></text:span><text:span text:style-name="Source_20_Text"><text:span text:style-name="T3">"white"</text:span></text:span><text:span text:style-name="Source_20_Text"><text:span text:style-name="T1">, </text:span></text:span><text:span text:style-name="Source_20_Text"><text:span text:style-name="T2">age:</text:span></text:span><text:span text:style-name="Source_20_Text"><text:span text:style-name="T1"> </text:span></text:span><text:span text:style-name="Source_20_Text"><text:span text:style-name="T4">5</text:span></text:span><text:span text:style-name="Source_20_Text"><text:span text:style-name="T1">}</text:span></text:span></text:p>
      <text:p text:style-name="P3"><text:span text:style-name="Source_20_Text"><text:span text:style-name="T1">cat_3 = {</text:span></text:span><text:span text:style-name="Source_20_Text"><text:span text:style-name="T2">name:</text:span></text:span><text:span text:style-name="Source_20_Text"><text:span text:style-name="T1"> </text:span></text:span><text:span text:style-name="Source_20_Text"><text:span text:style-name="T3">"Garfield"</text:span></text:span><text:span text:style-name="Source_20_Text"><text:span text:style-name="T1">, </text:span></text:span><text:span text:style-name="Source_20_Text"><text:span text:style-name="T2">color:</text:span></text:span><text:span text:style-name="Source_20_Text"><text:span text:style-name="T1"> </text:span></text:span><text:span text:style-name="Source_20_Text"><text:span text:style-name="T3">"orange"</text:span></text:span><text:span text:style-name="Source_20_Text"><text:span text:style-name="T1">, </text:span></text:span><text:span text:style-name="Source_20_Text"><text:span text:style-name="T2">age:</text:span></text:span><text:span text:style-name="Source_20_Text"><text:span text:style-name="T1"> </text:span></text:span><text:span text:style-name="Source_20_Text"><text:span text:style-name="T4">7</text:span></text:span><text:span text:style-name="Source_20_Text"><text:span text:style-name="T1">}</text:span></text:span></text:p>
      <text:p text:style-name="Text_20_body">Above we used hashes to represent our Cats. This seems like a fair choice, because we can use the key:value pairs of hashes to represent the properties of our Cats. For example <text:span text:style-name="Source_20_Text">cat_1</text:span> has a <text:span text:style-name="Source_20_Text">name</text:span> of <text:span text:style-name="Source_20_Text">"Sennacy"</text:span> and an <text:span text:style-name="Source_20_Text">color</text:span> of <text:span text:style-name="Source_20_Text">"brown"</text:span>. Now, imagine we wanted to create a thousand Cats. We would have to tediously create each hash with the same keys of <text:span text:style-name="Source_20_Text">name</text:span>, <text:span text:style-name="Source_20_Text">color</text:span>, and <text:span text:style-name="Source_20_Text">age</text:span>. This leaves a lot of opportunity for typos. We want to follow the DRY rule (<text:span text:style-name="Strong_20_Emphasis">D</text:span>on't <text:span text:style-name="Strong_20_Emphasis">R</text:span>epeat <text:span text:style-name="Strong_20_Emphasis">Y</text:span>ourself) and improve this code. By using a class we can avoid this repetition and easily create objects of the same structure.</text:p>
      <text:h text:style-name="Heading_20_3" text:outline-level="3">Creating a Cat Class</text:h>
      <text:p text:style-name="Text_20_body">In the cat example above, we can notice a theme across all Cats we create. They all have the same keys, but may differ in their values. We can say that each Cat has the same structure. Let's DRY up the last example by creating a Class to act as a blueprint for Cats.</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3"><text:span text:style-name="Source_20_Text"><text:span text:style-name="T5">end</text:span></text:span></text:p>
      <text:p text:style-name="Text_20_body">A few things we'll want to note about the code above:</text:p>
      <text:list xml:id="list8736403364548450165" text:style-name="L1">
        <text:list-item>
          <text:p text:style-name="P2">to create a class we use the <text:span text:style-name="Source_20_Text">class</text:span> keyword, big surprise</text:p>
        </text:list-item>
        <text:list-item>
          <text:p text:style-name="P2">the name of a class must begin with a capital letter</text:p>
        </text:list-item>
        <text:list-item>
          <text:p text:style-name="P1">we can define methods within a class</text:p>
        </text:list-item>
      </text:list>
      <text:p text:style-name="Text_20_body">You'll notice that we defined a method named <text:span text:style-name="Source_20_Text">initialize</text:span> in our class. This is a special method name that we will use when creating cats. The method expects 3 parameters, which is nothing new, but <text:soft-page-break/>what are <text:span text:style-name="Source_20_Text">@name</text:span>, <text:span text:style-name="Source_20_Text">@color</text:span>, etc.? <text:span text:style-name="Source_20_Text">@</text:span> is how we denote a <text:span text:style-name="Emphasis">instance variable</text:span> or <text:span text:style-name="Emphasis">attribute</text:span> of our class. That means that our cat's will have the attributes or properties of <text:span text:style-name="Source_20_Text">@name</text:span>, <text:span text:style-name="Source_20_Text">@color</text:span>, <text:span text:style-name="Source_20_Text">@age</text:span>.</text:p>
      <text:h text:style-name="Heading_20_4" text:outline-level="4">Initializing New Cats</text:h>
      <text:p text:style-name="Text_20_body">Now that we have a Cat class, we have a blueprint that can easily create Cats for us. Let's put it to use:</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1">cat_2 = Cat.new(</text:span></text:span><text:span text:style-name="Source_20_Text"><text:span text:style-name="T3">"Whiskers"</text:span></text:span><text:span text:style-name="Source_20_Text"><text:span text:style-name="T1">, </text:span></text:span><text:span text:style-name="Source_20_Text"><text:span text:style-name="T3">"white"</text:span></text:span><text:span text:style-name="Source_20_Text"><text:span text:style-name="T1">, </text:span></text:span><text:span text:style-name="Source_20_Text"><text:span text:style-name="T4">5</text:span></text:span><text:span text:style-name="Source_20_Text"><text:span text:style-name="T1">)</text:span></text:span></text:p>
      <text:p text:style-name="Preformatted_20_Text"><text:span text:style-name="Source_20_Text"><text:span text:style-name="T1">p cat_1 </text:span></text:span><text:span text:style-name="Source_20_Text"><text:span text:style-name="T7">#&lt;Cat:0x007fb6d804cfe0 @age=3, @color="brown", @name="Sennacy"&gt;</text:span></text:span></text:p>
      <text:p text:style-name="P3"><text:span text:style-name="Source_20_Text"><text:span text:style-name="T1">p cat_2 </text:span></text:span><text:span text:style-name="Source_20_Text"><text:span text:style-name="T7">#&lt;Cat:0x007fb6d6bb60b8 @age=5, @color="white", @name="Whiskers"&gt;</text:span></text:span></text:p>
      <text:p text:style-name="Text_20_body">Let's recognize something a bit strange about this code: To create a Cat we must call <text:span text:style-name="Source_20_Text">Cat.new</text:span>, this must mean that <text:span text:style-name="Source_20_Text">new</text:span> is a method on <text:span text:style-name="Source_20_Text">Cat</text:span>. This is strange because nowhere did we define a method literally named <text:span text:style-name="Source_20_Text">new</text:span>. The trick is, when we call <text:span text:style-name="Source_20_Text">Cat.new</text:span>, ruby will be really calling upon the <text:span text:style-name="Source_20_Text">initialize</text:span> method we defined. A hint at this is the fact that the <text:span text:style-name="Source_20_Text">initialize</text:span> method expects a name, color, age and when we call <text:span text:style-name="Source_20_Text">Cat.new</text:span> we pass in a name, color, age. You're probably wondering why the heck we can't just call <text:span text:style-name="Source_20_Text">Cat.initialize</text:span>; it seems way more logical right??? The short answer to that is because reasons. This is something we'll have to accept blindly for now: <text:span text:style-name="Emphasis">Cat.new will execute our initialize method</text:span>. As we explore more about classes we promise to explain the weirdness behind <text:span text:style-name="Source_20_Text">new</text:span> and <text:span text:style-name="Source_20_Text">initialize</text:span>.</text:p>
      <text:p text:style-name="Text_20_body">With that out of the way, let's get to the punchline. When we call <text:span text:style-name="Source_20_Text">Cat.new("Sennacy", "brown", 3)</text:span>, it will return an object to us that we store in the variable <text:span text:style-name="Source_20_Text">cat_1</text:span>. Notice that the object contains the attributes that result from executing <text:span text:style-name="Source_20_Text">initialize</text:span>. If we want to create more cats we simply call <text:span text:style-name="Source_20_Text">Cat.new</text:span> again, passing in any name, color, age we please. We can use our <text:span text:style-name="Source_20_Text">Cat</text:span> class to create any number of <text:span text:style-name="Source_20_Text">Cat</text:span> instances. This means that <text:span text:style-name="Source_20_Text">cat_1</text:span> and <text:span text:style-name="Source_20_Text">cat_2</text:span> are instances of <text:span text:style-name="Source_20_Text">Cat</text:span>.</text:p>
      <text:p text:style-name="Text_20_body">Notice that when we print out an instance of a class, the notation will show which class this instance belongs to and a unique id for this object: <text:span text:style-name="Source_20_Text">&lt;Cat:0x007fb6d804cfe0...</text:span></text:p>
      <text:h text:style-name="Heading_20_4" text:outline-level="4">Getter Methods</text:h>
      <text:p text:style-name="Text_20_body">Since we designed a Cat instance to consist of 4 attributes, it's common to also want a way to refer to the value of those attributes. To do this, we define "Getter Methods" to get (return) those attributes. Let's add a name getter to <text:span text:style-name="Source_20_Text">Cat</text:span>:</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oft-page-break/><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get_name</text:span></text:span></text:p>
      <text:p text:style-name="Preformatted_20_Text"><text:span text:style-name="Source_20_Text"><text:span text:style-name="T1"><text:s text:c="4"/>@name</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3"><text:span text:style-name="Source_20_Text"><text:span text:style-name="T1">p cat_1.get_name </text:span></text:span><text:span text:style-name="Source_20_Text"><text:span text:style-name="T7"># "Sennacy"</text:span></text:span></text:p>
      <text:p text:style-name="Text_20_body">Notice that we defined another method called <text:span text:style-name="Source_20_Text">get_name</text:span> in our class. To call this method, we must call it on a Cat instance, not directly on the Cat class! This makes sense because <text:span text:style-name="Source_20_Text">cat_1</text:span> is an instance, so it refers to a particular cat. If we had done <text:span text:style-name="Source_20_Text">Cat.get_name</text:span> we would be incorrectly trying to get the name of the blueprint. <text:span text:style-name="Source_20_Text">Cat</text:span> is just the blueprint, so it does not refer to any single, particular cat. In summary we should call <text:span text:style-name="Source_20_Text">cat_1.get_name</text:span> and not <text:span text:style-name="Source_20_Text">Cat.get_name</text:span>.</text:p>
      <text:p text:style-name="Text_20_body">By convention, getter methods typically have the same name as the attribute they are returning. So instead of defining <text:span text:style-name="Source_20_Text">get_name</text:span>, we'll simply define <text:span text:style-name="Source_20_Text">name</text:span>. Let's add another getter using this convention:</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name</text:span></text:span></text:p>
      <text:p text:style-name="Preformatted_20_Text"><text:span text:style-name="Source_20_Text"><text:span text:style-name="T1"><text:s text:c="4"/>@nam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age</text:span></text:span></text:p>
      <text:p text:style-name="Preformatted_20_Text"><text:span text:style-name="Source_20_Text"><text:span text:style-name="T1"><text:s text:c="4"/>@age</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1">p cat_1.name <text:s/></text:span></text:span><text:span text:style-name="Source_20_Text"><text:span text:style-name="T7"># "Sennacy"</text:span></text:span></text:p>
      <text:p text:style-name="Preformatted_20_Text"><text:span text:style-name="Source_20_Text"><text:span text:style-name="T1">p cat_1.age <text:s text:c="2"/></text:span></text:span><text:span text:style-name="Source_20_Text"><text:span text:style-name="T7"># 3</text:span></text:span></text:p>
      <text:p text:style-name="Preformatted_20_Text"/>
      <text:p text:style-name="Preformatted_20_Text"><text:span text:style-name="Source_20_Text"><text:span text:style-name="T1">cat_2 = Cat.new(</text:span></text:span><text:span text:style-name="Source_20_Text"><text:span text:style-name="T3">"Whiskers"</text:span></text:span><text:span text:style-name="Source_20_Text"><text:span text:style-name="T1">, </text:span></text:span><text:span text:style-name="Source_20_Text"><text:span text:style-name="T3">"white"</text:span></text:span><text:span text:style-name="Source_20_Text"><text:span text:style-name="T1">, </text:span></text:span><text:span text:style-name="Source_20_Text"><text:span text:style-name="T4">5</text:span></text:span><text:span text:style-name="Source_20_Text"><text:span text:style-name="T1">)</text:span></text:span></text:p>
      <text:p text:style-name="Preformatted_20_Text"><text:span text:style-name="Source_20_Text"><text:span text:style-name="T1">p cat_2.name <text:s/></text:span></text:span><text:span text:style-name="Source_20_Text"><text:span text:style-name="T7"># "Whiskers"</text:span></text:span></text:p>
      <text:p text:style-name="Preformatted_20_Text"><text:span text:style-name="Source_20_Text"><text:span text:style-name="T1">p cat_2.age <text:s text:c="2"/></text:span></text:span><text:span text:style-name="Source_20_Text"><text:span text:style-name="T7"># 5</text:span></text:span></text:p>
      <text:p text:style-name="Preformatted_20_Text"/>
      <text:p text:style-name="P3"><text:span text:style-name="Source_20_Text"><text:span text:style-name="T1">p cat_2.color </text:span></text:span><text:span text:style-name="Source_20_Text"><text:span text:style-name="T7"># This will give NoMethodError: undefined method `color'</text:span></text:span></text:p>
      <text:p text:style-name="Text_20_body">Cool, so we can now refer to the name and age of any Cat instance! Note that if we don't create a getter for a particular attribute, we won't have a way to refer to that attribute. Such as in the example above, we cannot refer to a Cat's color because we did not create the corresponding getter.</text:p>
      <text:p text:style-name="Text_20_body">A final thought about getter methods, because they simply return the value of an attribute, we cannot use them to modify the @attribute. So we cannot use a getter method to change a cat's age.</text:p>
      <text:p text:style-name="Preformatted_20_Text"><text:soft-page-break/><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name</text:span></text:span></text:p>
      <text:p text:style-name="Preformatted_20_Text"><text:span text:style-name="Source_20_Text"><text:span text:style-name="T1"><text:s text:c="4"/>@name</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1">p cat_1.name <text:s text:c="9"/></text:span></text:span><text:span text:style-name="Source_20_Text"><text:span text:style-name="T7"># "Sennacy"</text:span></text:span></text:p>
      <text:p text:style-name="P3"><text:span text:style-name="Source_20_Text"><text:span text:style-name="T1">cat_1.name = </text:span></text:span><text:span text:style-name="Source_20_Text"><text:span text:style-name="T3">"Kitty"</text:span></text:span><text:span text:style-name="Source_20_Text"><text:span text:style-name="T1"> <text:s/></text:span></text:span><text:span text:style-name="Source_20_Text"><text:span text:style-name="T7"># This will give NoMethodError: undefined method `name='</text:span></text:span></text:p>
      <text:p text:style-name="Text_20_body">To do accomplish this behavior we'll need to learn about setter methods next!</text:p>
      <text:h text:style-name="Heading_20_4" text:outline-level="4">Setter Methods</text:h>
      <text:p text:style-name="Text_20_body">Let's see what happens when we try to assign to an attribute of a Cat instance without the proper method in place. The following code will not work:</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7"># getter</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age</text:span></text:span></text:p>
      <text:p text:style-name="Preformatted_20_Text"><text:span text:style-name="Source_20_Text"><text:span text:style-name="T1"><text:s text:c="4"/>@age</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3"><text:span text:style-name="Source_20_Text"><text:span text:style-name="T1">cat_1.age = </text:span></text:span><text:span text:style-name="Source_20_Text"><text:span text:style-name="T4">42</text:span></text:span><text:span text:style-name="Source_20_Text"><text:span text:style-name="T1"> <text:s/></text:span></text:span><text:span text:style-name="Source_20_Text"><text:span text:style-name="T7"># NoMethodError: undefined method `age='</text:span></text:span></text:p>
      <text:p text:style-name="Text_20_body">The error we get above suggests that we need to have a <text:span text:style-name="Source_20_Text">age=</text:span> method on our Cat class. What a strange method name! Let's implement it:</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7"># getter</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age</text:span></text:span></text:p>
      <text:p text:style-name="Preformatted_20_Text"><text:span text:style-name="Source_20_Text"><text:span text:style-name="T1"><text:s text:c="4"/>@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7"># setter</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age=</text:span></text:span><text:span text:style-name="Source_20_Text"><text:span text:style-name="T1">(number)</text:span></text:span></text:p>
      <text:p text:style-name="Preformatted_20_Text"><text:span text:style-name="Source_20_Text"><text:span text:style-name="T1"><text:s text:c="4"/>@age = number</text:span></text:span></text:p>
      <text:p text:style-name="Preformatted_20_Text"><text:soft-page-break/><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3</text:span></text:span><text:span text:style-name="Source_20_Text"><text:span text:style-name="T1">)</text:span></text:span></text:p>
      <text:p text:style-name="Preformatted_20_Text"><text:span text:style-name="Source_20_Text"><text:span text:style-name="T1">p cat_1 </text:span></text:span><text:span text:style-name="Source_20_Text"><text:span text:style-name="T7">#&lt;Cat:0x007f8511a6f340 @age=3, @color="brown", @name="Sennacy"&gt;</text:span></text:span></text:p>
      <text:p text:style-name="Preformatted_20_Text"><text:span text:style-name="Source_20_Text"><text:span text:style-name="T1">cat_1.age = </text:span></text:span><text:span text:style-name="Source_20_Text"><text:span text:style-name="T4">42</text:span></text:span></text:p>
      <text:p text:style-name="P3"><text:span text:style-name="Source_20_Text"><text:span text:style-name="T1">p cat_1 </text:span></text:span><text:span text:style-name="Source_20_Text"><text:span text:style-name="T7">#&lt;Cat:0x007f8511a6f340 @age=42, @color="brown", @name="Sennacy"&gt;</text:span></text:span></text:p>
      <text:p text:style-name="Text_20_body">Now we have a working method that we can use to change the age! Great. But something that feels uncomfortable here is how we call the method with <text:span text:style-name="Source_20_Text">cat_1.age = 42</text:span>. If <text:span text:style-name="Source_20_Text">age=</text:span> is the method name, then what's up with the space between <text:span text:style-name="Source_20_Text">age</text:span> and <text:span text:style-name="Source_20_Text">=</text:span>, as well as the lack of parentheses around our <text:span text:style-name="Source_20_Text">42</text:span> arg? This doesn't seem like a proper method call, but it truly is! The following two method calls are equivalent</text:p>
      <text:p text:style-name="Preformatted_20_Text"><text:span text:style-name="Source_20_Text"><text:span text:style-name="T1">cat_1.age=(</text:span></text:span><text:span text:style-name="Source_20_Text"><text:span text:style-name="T4">42</text:span></text:span><text:span text:style-name="Source_20_Text"><text:span text:style-name="T1">)</text:span></text:span></text:p>
      <text:p text:style-name="P3"><text:span text:style-name="Source_20_Text"><text:span text:style-name="T1">cat_1.age = </text:span></text:span><text:span text:style-name="Source_20_Text"><text:span text:style-name="T4">42</text:span></text:span></text:p>
      <text:p text:style-name="Text_20_body">For setter methods especially, we'll prefer the second version because the syntax is cleaner. Ruby is a quite flexible language. In general you are not required to use parentheses around arguments when making a method call. Try it for yourself: <text:span text:style-name="Source_20_Text">"aeiou".include?("e")</text:span> is equivalent to <text:span text:style-name="Source_20_Text">"aeiou".include? "e"</text:span>. As a matter of style and convention, we'll only omit parentheses for method calls that don't take in args or are special exceptions like a classic setter method.</text:p>
      <text:h text:style-name="Heading_20_3" text:outline-level="3">Beyond Getters and Setters</text:h>
      <text:p text:style-name="Text_20_body">Getters and setters are common methods to implement on a class, but we can implement any arbitrary method we please on a class. The possibilities are endless:</text:p>
      <text:p text:style-name="Preformatted_20_Text"><text:span text:style-name="Source_20_Text"><text:span text:style-name="T5">class</text:span></text:span><text:span text:style-name="Source_20_Text"><text:span text:style-name="T1"> </text:span></text:span><text:span text:style-name="Source_20_Text"><text:span text:style-name="T6">Cat</text:span></text:span></text:p>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initialize</text:span></text:span><text:span text:style-name="Source_20_Text"><text:span text:style-name="T1">(name, color, age)</text:span></text:span></text:p>
      <text:p text:style-name="Preformatted_20_Text"><text:span text:style-name="Source_20_Text"><text:span text:style-name="T1"><text:s text:c="4"/>@name = name</text:span></text:span></text:p>
      <text:p text:style-name="Preformatted_20_Text"><text:span text:style-name="Source_20_Text"><text:span text:style-name="T1"><text:s text:c="4"/>@color = color</text:span></text:span></text:p>
      <text:p text:style-name="Preformatted_20_Text"><text:span text:style-name="Source_20_Text"><text:span text:style-name="T1"><text:s text:c="4"/>@age = age</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text:span></text:span><text:span text:style-name="Source_20_Text"><text:span text:style-name="T5">def</text:span></text:span><text:span text:style-name="Source_20_Text"><text:span text:style-name="T1"> </text:span></text:span><text:span text:style-name="Source_20_Text"><text:span text:style-name="T6">purr</text:span></text:span></text:p>
      <text:p text:style-name="Preformatted_20_Text"><text:span text:style-name="Source_20_Text"><text:span text:style-name="T1"><text:s text:c="4"/></text:span></text:span><text:span text:style-name="Source_20_Text"><text:span text:style-name="T5">if</text:span></text:span><text:span text:style-name="Source_20_Text"><text:span text:style-name="T1"> @age &gt; </text:span></text:span><text:span text:style-name="Source_20_Text"><text:span text:style-name="T4">5</text:span></text:span></text:p>
      <text:p text:style-name="Preformatted_20_Text"><text:span text:style-name="Source_20_Text"><text:span text:style-name="T1"><text:s text:c="6"/>puts @name.upcase + </text:span></text:span><text:span text:style-name="Source_20_Text"><text:span text:style-name="T3">" goes purrrrrr..."</text:span></text:span></text:p>
      <text:p text:style-name="Preformatted_20_Text"><text:span text:style-name="Source_20_Text"><text:span text:style-name="T1"><text:s text:c="4"/></text:span></text:span><text:span text:style-name="Source_20_Text"><text:span text:style-name="T5">else</text:span></text:span></text:p>
      <text:p text:style-name="Preformatted_20_Text"><text:span text:style-name="Source_20_Text"><text:span text:style-name="T1"><text:s text:c="6"/>puts </text:span></text:span><text:span text:style-name="Source_20_Text"><text:span text:style-name="T3">"..."</text:span></text:span></text:p>
      <text:p text:style-name="Preformatted_20_Text"><text:span text:style-name="Source_20_Text"><text:span text:style-name="T1"><text:s text:c="4"/></text:span></text:span><text:span text:style-name="Source_20_Text"><text:span text:style-name="T5">end</text:span></text:span></text:p>
      <text:p text:style-name="Preformatted_20_Text"><text:span text:style-name="Source_20_Text"><text:span text:style-name="T1"><text:s text:c="2"/></text:span></text:span><text:span text:style-name="Source_20_Text"><text:span text:style-name="T5">end</text:span></text:span></text:p>
      <text:p text:style-name="Preformatted_20_Text"><text:span text:style-name="Source_20_Text"><text:span text:style-name="T5">end</text:span></text:span></text:p>
      <text:p text:style-name="Preformatted_20_Text"/>
      <text:p text:style-name="Preformatted_20_Text"><text:span text:style-name="Source_20_Text"><text:span text:style-name="T1">cat_1 = Cat.new(</text:span></text:span><text:span text:style-name="Source_20_Text"><text:span text:style-name="T3">"Sennacy"</text:span></text:span><text:span text:style-name="Source_20_Text"><text:span text:style-name="T1">, </text:span></text:span><text:span text:style-name="Source_20_Text"><text:span text:style-name="T3">"brown"</text:span></text:span><text:span text:style-name="Source_20_Text"><text:span text:style-name="T1">, </text:span></text:span><text:span text:style-name="Source_20_Text"><text:span text:style-name="T4">10</text:span></text:span><text:span text:style-name="Source_20_Text"><text:span text:style-name="T1">)</text:span></text:span></text:p>
      <text:p text:style-name="Preformatted_20_Text"><text:span text:style-name="Source_20_Text"><text:span text:style-name="T1">cat_1.purr <text:s/></text:span></text:span><text:span text:style-name="Source_20_Text"><text:span text:style-name="T7"># "SENNACY goes purrrrrr..."</text:span></text:span></text:p>
      <text:p text:style-name="Preformatted_20_Text"/>
      <text:p text:style-name="Preformatted_20_Text"><text:span text:style-name="Source_20_Text"><text:span text:style-name="T1">cat_2 = Cat.new(</text:span></text:span><text:span text:style-name="Source_20_Text"><text:span text:style-name="T3">"Whiskers"</text:span></text:span><text:span text:style-name="Source_20_Text"><text:span text:style-name="T1">, </text:span></text:span><text:span text:style-name="Source_20_Text"><text:span text:style-name="T3">"white"</text:span></text:span><text:span text:style-name="Source_20_Text"><text:span text:style-name="T1">, </text:span></text:span><text:span text:style-name="Source_20_Text"><text:span text:style-name="T4">3</text:span></text:span><text:span text:style-name="Source_20_Text"><text:span text:style-name="T1">)</text:span></text:span></text:p>
      <text:p text:style-name="P3"><text:span text:style-name="Source_20_Text"><text:span text:style-name="T1">cat_2.purr <text:s/></text:span></text:span><text:span text:style-name="Source_20_Text"><text:span text:style-name="T7"># "..."</text:span></text:span></text:p>
      <text:p text:style-name="Text_20_body"><text:a xlink:type="simple" xlink:href="http://www.sennacy.com/" office:target-frame-name="_blank" xlink:show="new" text:style-name="Internet_20_link" text:visited-style-name="Visited_20_Internet_20_Link">http://www.sennacy.co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42:04.324622139</meta:creation-date>
    <dc:date>2019-07-14T21:42:14.447817739</dc:date>
    <meta:editing-duration>PT10S</meta:editing-duration>
    <meta:editing-cycles>1</meta:editing-cycles>
    <meta:document-statistic meta:table-count="0" meta:image-count="0" meta:object-count="0" meta:page-count="5" meta:paragraph-count="151" meta:word-count="1525" meta:character-count="8828" meta:non-whitespace-character-count="7220"/>
    <meta:generator>LibreOffice/5.1.6.2$Linux_X86_64 LibreOffice_project/10m0$Build-2</meta:generator>
  </office:meta>
</office:document-meta>
</file>